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2ad4" officeooo:paragraph-rsid="000d2ad4"/>
    </style:style>
    <style:style style:name="P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loext:padding="0cm" loext:border="none"/>
    </style:style>
    <style:style style:name="P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font-weight="bold" style:font-weight-asian="bold" style:font-weight-complex="bold" loext:padding="0cm" loext:border="none"/>
    </style:style>
    <style:style style:name="P4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weight="bold" style:font-weight-asian="bold" style:font-weight-complex="bold" loext:padding="0cm" loext:border="none"/>
    </style:style>
    <style:style style:name="P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font-weight="bold" officeooo:rsid="000e7cd2" officeooo:paragraph-rsid="000e7cd2" style:font-weight-asian="bold" style:font-weight-complex="bold" loext:padding="0cm" loext:border="none"/>
    </style:style>
    <style:style style:name="P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font-weight="normal" style:font-weight-asian="normal" style:font-weight-complex="normal" loext:padding="0cm" loext:border="none"/>
    </style:style>
    <style:style style:name="P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font-weight="normal" officeooo:rsid="000d2ad4" officeooo:paragraph-rsid="000d2ad4" style:font-weight-asian="normal" style:font-weight-complex="normal" loext:padding="0cm" loext:border="none"/>
    </style:style>
    <style:style style:name="P8" style:family="paragraph" style:parent-style-name="Standard">
      <style:paragraph-properties fo:margin-top="0cm" fo:margin-bottom="0cm" loext:contextual-spacing="false"/>
      <style:text-properties fo:font-weight="normal" officeooo:rsid="000e7e5e" officeooo:paragraph-rsid="000e7e5e" style:font-weight-asian="normal" style:font-weight-complex="normal" loext:padding="0cm" loext:border="none"/>
    </style:style>
    <style:style style:name="P9" style:family="paragraph" style:parent-style-name="Subtitle">
      <style:text-properties officeooo:rsid="000e7e5e" officeooo:paragraph-rsid="000e7e5e"/>
    </style:style>
    <style:style style:name="P10" style:family="paragraph" style:parent-style-name="Standard" style:list-style-name="L1">
      <style:paragraph-properties fo:margin-top="0cm" fo:margin-bottom="0cm" loext:contextual-spacing="false"/>
      <style:text-properties fo:font-weight="normal" officeooo:rsid="000d2ad4" officeooo:paragraph-rsid="000d2ad4" style:font-weight-asian="normal" style:font-weight-complex="normal" loext:padding="0cm" loext:border="none"/>
    </style:style>
    <style:style style:name="P11" style:family="paragraph" style:parent-style-name="Standard" style:list-style-name="L3">
      <style:paragraph-properties fo:margin-top="0cm" fo:margin-bottom="0cm" loext:contextual-spacing="false"/>
      <style:text-properties fo:font-weight="normal" officeooo:rsid="000e7e5e" officeooo:paragraph-rsid="000e7e5e" style:font-weight-asian="normal" style:font-weight-complex="normal" loext:padding="0cm" loext:border="none"/>
    </style:style>
    <style:style style:name="P12" style:family="paragraph" style:parent-style-name="Standard" style:list-style-name="L4">
      <style:paragraph-properties fo:margin-top="0cm" fo:margin-bottom="0cm" loext:contextual-spacing="false"/>
      <style:text-properties fo:font-weight="normal" officeooo:rsid="000e7e5e" officeooo:paragraph-rsid="000e7e5e" style:font-weight-asian="normal" style:font-weight-complex="normal" loext:padding="0cm" loext:border="none"/>
    </style:style>
    <style:style style:name="P13" style:family="paragraph" style:parent-style-name="Standard" style:list-style-name="L5">
      <style:paragraph-properties fo:margin-top="0cm" fo:margin-bottom="0cm" loext:contextual-spacing="false"/>
      <style:text-properties fo:font-weight="normal" officeooo:rsid="000e7e5e" officeooo:paragraph-rsid="000e7e5e" style:font-weight-asian="normal" style:font-weight-complex="normal" loext:padding="0cm" loext:border="none"/>
    </style:style>
    <style:style style:name="P14" style:family="paragraph" style:parent-style-name="Standard" style:list-style-name="L6">
      <style:paragraph-properties fo:margin-top="0cm" fo:margin-bottom="0cm" loext:contextual-spacing="false"/>
      <style:text-properties fo:font-weight="normal" officeooo:rsid="000e7e5e" officeooo:paragraph-rsid="000e7e5e" style:font-weight-asian="normal" style:font-weight-complex="normal" loext:padding="0cm" loext:border="none"/>
    </style:style>
    <style:style style:name="P15" style:family="paragraph" style:parent-style-name="Standard" style:list-style-name="L6">
      <style:paragraph-properties fo:margin-top="0cm" fo:margin-bottom="0cm" loext:contextual-spacing="false"/>
      <style:text-properties fo:font-weight="normal" officeooo:rsid="000e7e5e" officeooo:paragraph-rsid="00115d76" style:font-weight-asian="normal" style:font-weight-complex="normal" loext:padding="0cm" loext:border="none"/>
    </style:style>
    <style:style style:name="P16" style:family="paragraph" style:parent-style-name="Standard" style:list-style-name="L3">
      <style:paragraph-properties fo:margin-top="0cm" fo:margin-bottom="0cm" loext:contextual-spacing="false"/>
      <style:text-properties fo:font-weight="normal" officeooo:rsid="000e7cd2" officeooo:paragraph-rsid="000e7e5e" style:font-weight-asian="normal" style:font-weight-complex="normal" loext:padding="0cm" loext:border="none"/>
    </style:style>
    <style:style style:name="P17" style:family="paragraph" style:parent-style-name="Standard" style:list-style-name="L4">
      <style:paragraph-properties fo:margin-top="0cm" fo:margin-bottom="0cm" loext:contextual-spacing="false"/>
      <style:text-properties fo:font-weight="normal" officeooo:rsid="00115d76" officeooo:paragraph-rsid="00115d76" style:font-weight-asian="normal" style:font-weight-complex="normal" loext:padding="0cm" loext:border="none"/>
    </style:style>
    <style:style style:name="P18" style:family="paragraph" style:parent-style-name="Standard" style:list-style-name="L5">
      <style:paragraph-properties fo:margin-top="0cm" fo:margin-bottom="0cm" loext:contextual-spacing="false"/>
      <style:text-properties fo:font-weight="normal" officeooo:rsid="00115d76" officeooo:paragraph-rsid="00115d76" style:font-weight-asian="normal" style:font-weight-complex="normal" loext:padding="0cm" loext:border="none"/>
    </style:style>
    <style:style style:name="P19" style:family="paragraph" style:parent-style-name="Standard" style:list-style-name="L6">
      <style:paragraph-properties fo:margin-top="0cm" fo:margin-bottom="0cm" loext:contextual-spacing="false"/>
      <style:text-properties fo:font-weight="normal" officeooo:rsid="00115d76" officeooo:paragraph-rsid="00115d76" style:font-weight-asian="normal" style:font-weight-complex="normal" loext:padding="0cm" loext:border="none"/>
    </style:style>
    <style:style style:name="P20" style:family="paragraph" style:parent-style-name="Standard" style:list-style-name="L6">
      <style:paragraph-properties fo:margin-top="0cm" fo:margin-bottom="0cm" loext:contextual-spacing="false"/>
      <style:text-properties fo:font-weight="normal" officeooo:rsid="0012b90d" officeooo:paragraph-rsid="0012b90d" style:font-weight-asian="normal" style:font-weight-complex="normal" loext:padding="0cm" loext:border="none"/>
    </style:style>
    <style:style style:name="P21" style:family="paragraph" style:parent-style-name="Standard" style:list-style-name="L2">
      <style:paragraph-properties fo:margin-top="0cm" fo:margin-bottom="0cm" loext:contextual-spacing="false"/>
      <style:text-properties fo:font-style="italic" officeooo:rsid="000d2ad4" officeooo:paragraph-rsid="000d2ad4" style:font-style-asian="italic" style:font-style-complex="italic" loext:padding="0cm" loext:border="none"/>
    </style:style>
    <style:style style:name="P22" style:family="paragraph" style:parent-style-name="Standard" style:list-style-name="L2">
      <style:paragraph-properties fo:margin-top="0cm" fo:margin-bottom="0cm" loext:contextual-spacing="false"/>
      <style:text-properties fo:font-style="italic" officeooo:rsid="000d2ad4" officeooo:paragraph-rsid="00115d76" style:font-style-asian="italic" style:font-style-complex="italic" loext:padding="0cm" loext:border="none"/>
    </style:style>
    <style:style style:name="P23" style:family="paragraph" style:parent-style-name="Standard" style:list-style-name="L2">
      <style:paragraph-properties fo:margin-top="0cm" fo:margin-bottom="0cm" loext:contextual-spacing="false"/>
      <style:text-properties fo:font-style="italic" fo:font-weight="bold" officeooo:rsid="000d2ad4" officeooo:paragraph-rsid="000d2ad4" style:font-style-asian="italic" style:font-weight-asian="bold" style:font-style-complex="italic" style:font-weight-complex="bold" loext:padding="0cm" loext:border="none"/>
    </style:style>
    <style:style style:name="P24" style:family="paragraph" style:parent-style-name="Standard" style:list-style-name="L2">
      <style:paragraph-properties fo:margin-top="0cm" fo:margin-bottom="0cm" loext:contextual-spacing="false"/>
      <style:text-properties fo:font-style="italic" fo:font-weight="bold" officeooo:rsid="0012b90d" officeooo:paragraph-rsid="0012b90d" style:font-style-asian="italic" style:font-weight-asian="bold" style:font-style-complex="italic" style:font-weight-complex="bold" loext:padding="0cm" loext:border="none"/>
    </style:style>
    <style:style style:name="P25" style:family="paragraph" style:parent-style-name="Standard" style:list-style-name="L2">
      <style:paragraph-properties fo:margin-top="0cm" fo:margin-bottom="0cm" loext:contextual-spacing="false"/>
      <style:text-properties fo:font-style="italic" fo:font-weight="bold" officeooo:rsid="000e7cd2" officeooo:paragraph-rsid="000e7cd2" style:font-style-asian="italic" style:font-weight-asian="bold" style:font-style-complex="italic" style:font-weight-complex="bold" loext:padding="0cm" loext:border="none"/>
    </style:style>
    <style:style style:name="P26" style:family="paragraph" style:parent-style-name="Standard" style:list-style-name="L2">
      <style:paragraph-properties fo:margin-top="0cm" fo:margin-bottom="0cm" loext:contextual-spacing="false"/>
      <style:text-properties fo:font-style="normal" officeooo:rsid="000d2ad4" officeooo:paragraph-rsid="00115d76" style:font-style-asian="normal" style:font-style-complex="normal" loext:padding="0cm" loext:border="none"/>
    </style:style>
    <style:style style:name="P27" style:family="paragraph" style:parent-style-name="Standard" style:list-style-name="L2">
      <style:paragraph-properties fo:margin-top="0cm" fo:margin-bottom="0cm" loext:contextual-spacing="false"/>
      <style:text-properties fo:font-style="normal" officeooo:rsid="00115d76" officeooo:paragraph-rsid="00115d76" style:font-style-asian="normal" style:font-style-complex="normal" loext:padding="0cm" loext:border="none"/>
    </style:style>
    <style:style style:name="P28" style:family="paragraph" style:parent-style-name="Standard" style:list-style-name="L2">
      <style:paragraph-properties fo:margin-top="0cm" fo:margin-bottom="0cm" loext:contextual-spacing="false"/>
      <style:text-properties fo:font-style="normal" fo:font-weight="normal" officeooo:rsid="000d2ad4" officeooo:paragraph-rsid="000d2ad4" style:font-style-asian="normal" style:font-weight-asian="normal" style:font-style-complex="normal" style:font-weight-complex="normal" loext:padding="0cm" loext:border="none"/>
    </style:style>
    <style:style style:name="P29" style:family="paragraph" style:parent-style-name="Standard" style:list-style-name="L6">
      <style:paragraph-properties fo:margin-top="0cm" fo:margin-bottom="0cm" loext:contextual-spacing="false"/>
      <style:text-properties fo:font-style="normal" fo:font-weight="normal" officeooo:rsid="0012b90d" officeooo:paragraph-rsid="0012b90d" style:font-style-asian="normal" style:font-weight-asian="normal" style:font-style-complex="normal" style:font-weight-complex="normal" loext:padding="0cm" loext:border="none"/>
    </style:style>
    <style:style style:name="P30" style:family="paragraph" style:parent-style-name="Standard" style:list-style-name="L3">
      <style:paragraph-properties fo:margin-top="0cm" fo:margin-bottom="0cm" loext:contextual-spacing="false"/>
      <style:text-properties fo:font-weight="bold" officeooo:rsid="000e7cd2" officeooo:paragraph-rsid="000e7cd2" style:font-weight-asian="bold" style:font-weight-complex="bold" loext:padding="0cm" loext:border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e7cd2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15d76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0e7cd2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0e7e5e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115d76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12b90d" style:font-style-asian="normal" style:font-weight-asian="normal" style:font-style-complex="normal" style:font-weight-complex="normal"/>
    </style:style>
    <style:style style:name="T12" style:family="text">
      <style:text-properties officeooo:rsid="000e7cd2"/>
    </style:style>
    <style:style style:name="T13" style:family="text">
      <style:text-properties officeooo:rsid="000e7e5e"/>
    </style:style>
    <style:style style:name="T14" style:family="text">
      <style:text-properties officeooo:rsid="000f9a0e"/>
    </style:style>
    <style:style style:name="T15" style:family="text">
      <style:text-properties officeooo:rsid="00115d76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115d76" style:font-style-asian="italic" style:font-style-complex="italic"/>
    </style:style>
    <style:style style:name="T18" style:family="text">
      <style:text-properties fo:font-style="italic" officeooo:rsid="0012b90d" style:font-style-asian="italic" style:font-style-complex="italic"/>
    </style:style>
    <style:style style:name="T19" style:family="text">
      <style:text-properties officeooo:rsid="0012b90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Karel Hynek Mácha – Máj</text:p>
      <text:p text:style-name="P4"><text:span text:style-name="T12">L</text:span>iterárnímu druh a žánr</text:p>
      <text:list xml:id="list6047984379134286046" text:style-name="L1">
        <text:list-item>
          <text:p text:style-name="P10">lyricko-epická básnická skladba</text:p>
        </text:list-item>
      </text:list>
      <text:p text:style-name="P7"/>
      <text:p text:style-name="P5">Tématická vrstva</text:p>
      <text:list xml:id="list66718741886635571" text:style-name="L2">
        <text:list-item>
          <text:p text:style-name="P21">Téma<text:span text:style-name="T4">: smrt, láska, příroda, </text:span><text:span text:style-name="T5">vlastenectví</text:span></text:p>
        </text:list-item>
        <text:list-item>
          <text:p text:style-name="P22">Časoprostor<text:span text:style-name="T4">:</text:span></text:p>
          <text:list>
            <text:list-item>
              <text:p text:style-name="P22"><text:span text:style-name="T4">český venkov </text:span><text:span text:style-name="T5">u hradu Bezděz</text:span></text:p>
            </text:list-item>
            <text:list-item>
              <text:p text:style-name="P26">v květnu</text:p>
            </text:list-item>
            <text:list-item>
              <text:p text:style-name="P27">doba autorova života – 1. polovina 19. století</text:p>
            </text:list-item>
            <text:list-item>
              <text:p text:style-name="P26">čtvrtý zpěv o několik let později než zbytek</text:p>
            </text:list-item>
          </text:list>
        </text:list-item>
        <text:list-item>
          <text:p text:style-name="P21">Postavy<text:span text:style-name="T4">:</text:span></text:p>
          <text:list>
            <text:list-item>
              <text:p text:style-name="P21"><text:span text:style-name="T6">Vilém</text:span><text:span text:style-name="T7"> – loupežník, odsozený k smrti za vraždu svého otce – svůce svojí milé, nechce se mu zemřít, nechce být odtrhnut od světa</text:span></text:p>
            </text:list-item>
            <text:list-item>
              <text:p text:style-name="P23"><text:span text:style-name="T4">Jarmila – </text:span><text:span text:style-name="T7">Vilémova milá, </text:span><text:span text:style-name="T11">spáchá sebevraždu</text:span></text:p>
            </text:list-item>
            <text:list-item>
              <text:p text:style-name="P23"><text:span text:style-name="T4">Hynek</text:span><text:span text:style-name="T7"> – lyrický subjekt, vrací se jako poutník na místo děje po několika letech ve čtvrtém zpěvu, </text:span><text:span text:style-name="T11">obdivuje Viléma a ztotožňuje se s ním</text:span></text:p>
            </text:list-item>
            <text:list-item>
              <text:p text:style-name="P24"><text:span text:style-name="T4">otec</text:span><text:span text:style-name="T7"> – vyhnal Viléma z domu</text:span></text:p>
            </text:list-item>
          </text:list>
        </text:list-item>
        <text:list-item>
          <text:p text:style-name="P23"><text:span text:style-name="T3">Děj</text:span><text:span text:style-name="T7">: </text:span></text:p>
          <text:list>
            <text:list-item>
              <text:p text:style-name="P28">Před začátkem básně: Vilém zavraždil svůdce Jarmily, který byl ale jeho otcem, kterého neznal, je ta to odsouzen k smrti</text:p>
            </text:list-item>
            <text:list-item>
              <text:p text:style-name="P23"><text:span text:style-name="T4">1. zpěv:</text:span><text:span text:style-name="T7"> Jarmila čeká na Viléma, místo něj ale přijíždí jeho druh a říká že Vilém je zajat a odsouzen k smrti, </text:span><text:span text:style-name="T9">ze zoufalství skáče o jezera</text:span></text:p>
            </text:list-item>
            <text:list-item>
              <text:p text:style-name="P23"><text:span text:style-name="T4">2. zpěv: </text:span><text:span text:style-name="T7">Vilém v tomtéž čase ve vězení, </text:span><text:span text:style-name="T8">zamýšlí se nad svým životem</text:span></text:p>
            </text:list-item>
            <text:list-item>
              <text:p text:style-name="P25"><text:span text:style-name="T4">1. intermezzo: </text:span><text:span text:style-name="T7">zpěv duchů, </text:span><text:span text:style-name="T10">přírodní prvky říkají, co zastanou na pohřbu, duchové se těší, že je Vilém vystřídá ve stráži na pohřbu</text:span></text:p>
            </text:list-item>
            <text:list-item>
              <text:p text:style-name="P25"><text:span text:style-name="T4">3. zpěv:</text:span><text:span text:style-name="T7"> Vilémova poprava</text:span></text:p>
            </text:list-item>
            <text:list-item>
              <text:p text:style-name="P25"><text:span text:style-name="T4">2. intermezzo: </text:span><text:span text:style-name="T7">loupežníci a příroda truchlí pro Viléma</text:span></text:p>
            </text:list-item>
            <text:list-item>
              <text:p text:style-name="P25"><text:span text:style-name="T4">4. zpěv:</text:span><text:span text:style-name="T7"> Hynek se vrací na místo příběhu</text:span></text:p>
            </text:list-item>
          </text:list>
        </text:list-item>
      </text:list>
      <text:p text:style-name="P6"/>
      <text:p text:style-name="P2"><text:span text:style-name="T1">vrstv</text:span><text:span text:style-name="T2">a</text:span><text:span text:style-name="T1"> kompoziční </text:span></text:p>
      <text:list xml:id="list7405058118247007181" text:style-name="L3">
        <text:list-item>
          <text:p text:style-name="P11">chronologický děj</text:p>
        </text:list-item>
        <text:list-item>
          <text:p text:style-name="P16">4 zpěvy a 2 intermezza – <text:span text:style-name="T15">hudební skladba, zvukomalebnost</text:span></text:p>
        </text:list-item>
        <text:list-item>
          <text:p text:style-name="P11">v rámci nich místy členěno na odstavce</text:p>
          <text:p text:style-name="P30"/>
        </text:list-item>
      </text:list>
      <text:p text:style-name="P3">vrstv<text:span text:style-name="T13">a</text:span> jazykov<text:span text:style-name="T13">á</text:span></text:p>
      <text:list xml:id="list8273519677778482577" text:style-name="L4">
        <text:list-item>
          <text:p text:style-name="P17">lyrický subjekt nezaujatý, ve čtvrtém zpěvu se ztotožňuje s příběhem</text:p>
        </text:list-item>
        <text:list-item>
          <text:p text:style-name="P17">er-forma, 4. zpěv ich-forma</text:p>
        </text:list-item>
        <text:list-item>
          <text:p text:style-name="P17">vyprávěcí způsoby: monology, dialogy</text:p>
        </text:list-item>
        <text:list-item>
          <text:p text:style-name="P17">veršová výstavba: vázaný verš, střídavý, sdružený, obkročný rým</text:p>
        </text:list-item>
        <text:list-item>
          <text:p text:style-name="P17">jamb</text:p>
        </text:list-item>
        <text:list-item>
          <text:p text:style-name="P12">asi milión básnických prostředků</text:p>
        </text:list-item>
      </text:list>
      <text:p text:style-name="P8"/>
      <text:p text:style-name="P2"><text:span text:style-name="T1">zařaďte dílo do kontextu autorovy tvorby</text:span> </text:p>
      <text:list xml:id="list676102440875197854" text:style-name="L5">
        <text:list-item>
          <text:p text:style-name="P13">nejslavnější dílo</text:p>
        </text:list-item>
        <text:list-item>
          <text:p text:style-name="P13">za jeho života neoceněno</text:p>
        </text:list-item>
        <text:list-item>
          <text:p text:style-name="P18">dále</text:p>
          <text:list>
            <text:list-item>
              <text:p text:style-name="P18">sbírka povídek <text:span text:style-name="T16">Obrazy ze života mého</text:span><text:span text:style-name="T4"> (povídky </text:span><text:span text:style-name="T16">Večer na Bezdězu, Márinka</text:span><text:span text:style-name="T4">)</text:span></text:p>
            </text:list-item>
            <text:list-item>
              <text:p text:style-name="P18"><text:soft-page-break/>román<text:span text:style-name="T19">y</text:span> <text:span text:style-name="T16">Cikáni, </text:span><text:span text:style-name="T18">Kat Křivoklát</text:span></text:p>
            </text:list-item>
          </text:list>
        </text:list-item>
      </text:list>
      <text:p text:style-name="P2"/>
      <text:p text:style-name="P3">zařaďte autora a jeho tvorbu do kontextu české/světové literatury</text:p>
      <text:list xml:id="list8519390789837402794" text:style-name="L6">
        <text:list-item>
          <text:p text:style-name="P14">Český romanti<text:span text:style-name="T14">s</text:span>mus</text:p>
        </text:list-item>
        <text:list-item>
          <text:p text:style-name="P20">III. Fáze národního obrození</text:p>
        </text:list-item>
        <text:list-item>
          <text:p text:style-name="P15">Další autoři:</text:p>
          <text:list>
            <text:list-item>
              <text:p text:style-name="P15">Karel Jaromír Erben <text:span text:style-name="T15">(</text:span><text:span text:style-name="T17">Kytice</text:span><text:span text:style-name="T5">)</text:span></text:p>
            </text:list-item>
            <text:list-item>
              <text:p text:style-name="P19"><text:span text:style-name="T4">Josef Kajetán Tyl (</text:span><text:span text:style-name="T16">Fidlovačka, Paličova dcera, </text:span><text:span text:style-name="T18">Strakonický dudák, </text:span><text:span text:style-name="T16">Rozervanec</text:span><text:span text:style-name="T4"> – próza o Máchovi)</text:span></text:p>
            </text:list-item>
            <text:list-item>
              <text:p text:style-name="P29">víc realističtí</text:p>
              <text:list>
                <text:list-item>
                  <text:p text:style-name="P20"><text:span text:style-name="T4">Božena Němcová (</text:span><text:span text:style-name="T16">Babička</text:span><text:span text:style-name="T4">)</text:span></text:p>
                </text:list-item>
                <text:list-item>
                  <text:p text:style-name="P20"><text:span text:style-name="T4">Karel Havlíček Borovský (</text:span><text:span text:style-name="T16">Tyrolské elegie, Král Lávra, Křest svatého Vladimíra)</text:span></text:p>
                </text:list-item>
              </text:list>
            </text:list-item>
          </text:list>
        </text:list-item>
        <text:list-item>
          <text:p text:style-name="P15">Božena Němcová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9T22:18:51.762120461</meta:creation-date>
    <dc:date>2016-11-28T18:59:10.284701653</dc:date>
    <meta:editing-duration>P2DT21H44M7S</meta:editing-duration>
    <meta:editing-cycles>3</meta:editing-cycles>
    <meta:generator>LibreOffice/5.0.5.2$Linux_X86_64 LibreOffice_project/00m0$Build-2</meta:generator>
    <meta:document-statistic meta:table-count="0" meta:image-count="0" meta:object-count="0" meta:page-count="2" meta:paragraph-count="51" meta:word-count="373" meta:character-count="2169" meta:non-whitespace-character-count="1878"/>
  </office:meta>
</office:document-meta>
</file>